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bde2" officeooo:paragraph-rsid="0012bde2"/>
    </style:style>
    <style:style style:name="P2" style:family="paragraph" style:parent-style-name="Standard">
      <style:text-properties officeooo:rsid="0015570d" officeooo:paragraph-rsid="0015570d"/>
    </style:style>
    <style:style style:name="P3" style:family="paragraph" style:parent-style-name="Standard">
      <style:text-properties officeooo:rsid="00162a94" officeooo:paragraph-rsid="00162a94"/>
    </style:style>
    <style:style style:name="P4" style:family="paragraph" style:parent-style-name="Standard">
      <style:text-properties officeooo:rsid="001aebbb" officeooo:paragraph-rsid="001aebbb"/>
    </style:style>
    <style:style style:name="P5" style:family="paragraph" style:parent-style-name="Standard">
      <style:text-properties officeooo:rsid="001c6079" officeooo:paragraph-rsid="001c6079"/>
    </style:style>
    <style:style style:name="P6" style:family="paragraph" style:parent-style-name="Standard">
      <style:text-properties style:text-underline-style="solid" style:text-underline-width="auto" style:text-underline-color="font-color" officeooo:rsid="001c6079" officeooo:paragraph-rsid="001c6079"/>
    </style:style>
    <style:style style:name="P7" style:family="paragraph" style:parent-style-name="Standard">
      <style:text-properties style:text-underline-style="solid" style:text-underline-width="auto" style:text-underline-color="font-color" officeooo:rsid="0012bde2" officeooo:paragraph-rsid="0012bde2"/>
    </style:style>
    <style:style style:name="P8" style:family="paragraph" style:parent-style-name="Standard">
      <style:text-properties style:text-underline-style="solid" style:text-underline-width="auto" style:text-underline-color="font-color" officeooo:rsid="0038cb67" officeooo:paragraph-rsid="0038cb67"/>
    </style:style>
    <style:style style:name="P9" style:family="paragraph" style:parent-style-name="Standard">
      <style:text-properties fo:font-weight="bold" officeooo:rsid="00162a94" officeooo:paragraph-rsid="00162a94" style:font-weight-asian="bold" style:font-weight-complex="bold"/>
    </style:style>
    <style:style style:name="P10" style:family="paragraph" style:parent-style-name="Standard">
      <style:text-properties fo:font-weight="bold" officeooo:rsid="001cf888" officeooo:paragraph-rsid="001cf888" style:font-weight-asian="bold" style:font-weight-complex="bold"/>
    </style:style>
    <style:style style:name="P11" style:family="paragraph" style:parent-style-name="Standard">
      <style:text-properties officeooo:rsid="001cf888" officeooo:paragraph-rsid="001cf888"/>
    </style:style>
    <style:style style:name="P12" style:family="paragraph" style:parent-style-name="Standard">
      <style:text-properties officeooo:rsid="001fe1e8" officeooo:paragraph-rsid="001fe1e8"/>
    </style:style>
    <style:style style:name="P13" style:family="paragraph" style:parent-style-name="Standard">
      <style:text-properties officeooo:rsid="00229752" officeooo:paragraph-rsid="00229752"/>
    </style:style>
    <style:style style:name="P14" style:family="paragraph" style:parent-style-name="Standard">
      <style:text-properties officeooo:rsid="0026c1c7" officeooo:paragraph-rsid="0026c1c7"/>
    </style:style>
    <style:style style:name="P15" style:family="paragraph" style:parent-style-name="Standard">
      <style:text-properties officeooo:rsid="002829cd" officeooo:paragraph-rsid="002829cd"/>
    </style:style>
    <style:style style:name="P16" style:family="paragraph" style:parent-style-name="Standard">
      <style:text-properties officeooo:rsid="002ae527" officeooo:paragraph-rsid="002ae527"/>
    </style:style>
    <style:style style:name="P17" style:family="paragraph" style:parent-style-name="Standard">
      <style:text-properties officeooo:rsid="002e5244" officeooo:paragraph-rsid="002e5244"/>
    </style:style>
    <style:style style:name="P18" style:family="paragraph" style:parent-style-name="Standard">
      <style:text-properties officeooo:rsid="002ef9ab" officeooo:paragraph-rsid="002ef9ab"/>
    </style:style>
    <style:style style:name="P19" style:family="paragraph" style:parent-style-name="Standard">
      <style:text-properties officeooo:rsid="00304303" officeooo:paragraph-rsid="00304303"/>
    </style:style>
    <style:style style:name="P20" style:family="paragraph" style:parent-style-name="Standard">
      <style:text-properties officeooo:rsid="0031ce55" officeooo:paragraph-rsid="0031ce55"/>
    </style:style>
    <style:style style:name="P21" style:family="paragraph" style:parent-style-name="Standard">
      <style:text-properties officeooo:rsid="00327ef2" officeooo:paragraph-rsid="00327ef2"/>
    </style:style>
    <style:style style:name="P22" style:family="paragraph" style:parent-style-name="Standard">
      <style:text-properties officeooo:rsid="00375adc" officeooo:paragraph-rsid="00375adc"/>
    </style:style>
    <style:style style:name="P23" style:family="paragraph" style:parent-style-name="Standard">
      <style:text-properties officeooo:rsid="003891f9" officeooo:paragraph-rsid="003891f9"/>
    </style:style>
    <style:style style:name="P24" style:family="paragraph" style:parent-style-name="Standard">
      <style:text-properties officeooo:rsid="0038cb67" officeooo:paragraph-rsid="0038cb67"/>
    </style:style>
    <style:style style:name="P25" style:family="paragraph" style:parent-style-name="Standard">
      <style:text-properties officeooo:rsid="003b9624" officeooo:paragraph-rsid="003b9624"/>
    </style:style>
    <style:style style:name="P26" style:family="paragraph" style:parent-style-name="Standard">
      <style:text-properties officeooo:rsid="003e7d5a" officeooo:paragraph-rsid="003e7d5a"/>
    </style:style>
    <style:style style:name="P27" style:family="paragraph" style:parent-style-name="Standard">
      <style:text-properties officeooo:rsid="003fe560" officeooo:paragraph-rsid="003fe560"/>
    </style:style>
    <style:style style:name="P28" style:family="paragraph" style:parent-style-name="Standard">
      <style:text-properties officeooo:rsid="0041c41e" officeooo:paragraph-rsid="0041c41e"/>
    </style:style>
    <style:style style:name="P29" style:family="paragraph" style:parent-style-name="Standard">
      <style:text-properties officeooo:rsid="0042a967" officeooo:paragraph-rsid="0042a967"/>
    </style:style>
    <style:style style:name="P30" style:family="paragraph" style:parent-style-name="Standard">
      <style:text-properties officeooo:rsid="00448c3a" officeooo:paragraph-rsid="00448c3a"/>
    </style:style>
    <style:style style:name="P31" style:family="paragraph" style:parent-style-name="Standard">
      <style:text-properties officeooo:rsid="0044e1ad" officeooo:paragraph-rsid="0044e1ad"/>
    </style:style>
    <style:style style:name="P32" style:family="paragraph" style:parent-style-name="Standard">
      <style:text-properties officeooo:rsid="0045476a" officeooo:paragraph-rsid="0045476a"/>
    </style:style>
    <style:style style:name="P33" style:family="paragraph" style:parent-style-name="Standard">
      <style:paragraph-properties fo:break-before="page"/>
      <style:text-properties officeooo:rsid="001fe1e8" officeooo:paragraph-rsid="001fe1e8"/>
    </style:style>
    <style:style style:name="P34" style:family="paragraph" style:parent-style-name="Standard">
      <style:paragraph-properties fo:break-before="page"/>
      <style:text-properties officeooo:rsid="00229752" officeooo:paragraph-rsid="00229752"/>
    </style:style>
    <style:style style:name="P35" style:family="paragraph" style:parent-style-name="Standard">
      <style:paragraph-properties fo:break-before="page"/>
      <style:text-properties officeooo:rsid="0012bde2" officeooo:paragraph-rsid="0012bde2"/>
    </style:style>
    <style:style style:name="P36" style:family="paragraph" style:parent-style-name="Standard">
      <style:paragraph-properties fo:break-before="page"/>
      <style:text-properties style:text-underline-style="solid" style:text-underline-width="auto" style:text-underline-color="font-color" officeooo:rsid="0012bde2" officeooo:paragraph-rsid="0012bde2"/>
    </style:style>
    <style:style style:name="P37" style:family="paragraph" style:parent-style-name="Standard">
      <style:text-properties style:text-underline-style="solid" style:text-underline-width="auto" style:text-underline-color="font-color" officeooo:rsid="001c6079" officeooo:paragraph-rsid="001c6079"/>
    </style:style>
    <style:style style:name="P38" style:family="paragraph" style:parent-style-name="Standard">
      <style:text-properties style:text-underline-style="solid" style:text-underline-width="auto" style:text-underline-color="font-color" officeooo:rsid="00466bad" officeooo:paragraph-rsid="00466bad"/>
    </style:style>
    <style:style style:name="P39" style:family="paragraph" style:parent-style-name="Standard">
      <style:text-properties style:text-underline-style="solid" style:text-underline-width="auto" style:text-underline-color="font-color" officeooo:rsid="002829cd" officeooo:paragraph-rsid="002829cd"/>
    </style:style>
    <style:style style:name="P40" style:family="paragraph" style:parent-style-name="Standard">
      <style:text-properties style:text-underline-style="solid" style:text-underline-width="auto" style:text-underline-color="font-color" officeooo:rsid="002ae527" officeooo:paragraph-rsid="002ae527"/>
    </style:style>
    <style:style style:name="P41" style:family="paragraph" style:parent-style-name="Standard">
      <style:text-properties style:text-underline-style="solid" style:text-underline-width="auto" style:text-underline-color="font-color" officeooo:rsid="002e5244" officeooo:paragraph-rsid="002e5244"/>
    </style:style>
    <style:style style:name="P42" style:family="paragraph" style:parent-style-name="Standard">
      <style:text-properties officeooo:rsid="0012bde2" officeooo:paragraph-rsid="0046088f"/>
    </style:style>
    <style:style style:name="P43" style:family="paragraph" style:parent-style-name="Standard">
      <style:text-properties officeooo:paragraph-rsid="0046088f"/>
    </style:style>
    <style:style style:name="P44" style:family="paragraph" style:parent-style-name="Standard">
      <style:text-properties officeooo:rsid="001c6079" officeooo:paragraph-rsid="001c6079"/>
    </style:style>
    <style:style style:name="P45" style:family="paragraph" style:parent-style-name="Standard">
      <style:text-properties officeooo:rsid="0046088f" officeooo:paragraph-rsid="0046088f"/>
    </style:style>
    <style:style style:name="P46" style:family="paragraph" style:parent-style-name="Standard">
      <style:text-properties officeooo:rsid="002829cd" officeooo:paragraph-rsid="002829cd"/>
    </style:style>
    <style:style style:name="P47" style:family="paragraph" style:parent-style-name="Standard">
      <style:text-properties officeooo:rsid="002829cd" officeooo:paragraph-rsid="0047354a"/>
    </style:style>
    <style:style style:name="P48" style:family="paragraph" style:parent-style-name="Standard">
      <style:text-properties officeooo:rsid="00466bad" officeooo:paragraph-rsid="00466bad"/>
    </style:style>
    <style:style style:name="P49" style:family="paragraph" style:parent-style-name="Standard">
      <style:text-properties officeooo:rsid="0047354a" officeooo:paragraph-rsid="0047354a"/>
    </style:style>
    <style:style style:name="P50" style:family="paragraph" style:parent-style-name="Standard">
      <style:text-properties style:text-position="0% 100%" style:text-underline-style="solid" style:text-underline-width="auto" style:text-underline-color="font-color" fo:font-weight="bold" officeooo:rsid="002829cd" officeooo:paragraph-rsid="002829cd" style:font-weight-asian="bold" style:font-weight-complex="bold"/>
    </style:style>
    <style:style style:name="P51" style:family="paragraph" style:parent-style-name="Standard">
      <style:text-properties fo:font-weight="bold" officeooo:rsid="0047354a" officeooo:paragraph-rsid="0047354a" style:font-weight-asian="bold" style:font-weight-complex="bold"/>
    </style:style>
    <style:style style:name="P52" style:family="paragraph" style:parent-style-name="Standard">
      <style:text-properties style:text-underline-style="none" officeooo:rsid="00499a68" officeooo:paragraph-rsid="00499a68"/>
    </style:style>
    <style:style style:name="T1" style:family="text">
      <style:text-properties officeooo:rsid="00162a94"/>
    </style:style>
    <style:style style:name="T2" style:family="text">
      <style:text-properties officeooo:rsid="001ae26b"/>
    </style:style>
    <style:style style:name="T3" style:family="text">
      <style:text-properties officeooo:rsid="001dec67"/>
    </style:style>
    <style:style style:name="T4" style:family="text">
      <style:text-properties officeooo:rsid="001f45c2"/>
    </style:style>
    <style:style style:name="T5" style:family="text">
      <style:text-properties officeooo:rsid="0020df53"/>
    </style:style>
    <style:style style:name="T6" style:family="text">
      <style:text-properties officeooo:rsid="002758f9"/>
    </style:style>
    <style:style style:name="T7" style:family="text">
      <style:text-properties officeooo:rsid="0029b464"/>
    </style:style>
    <style:style style:name="T8" style:family="text">
      <style:text-properties officeooo:rsid="002c8a6e"/>
    </style:style>
    <style:style style:name="T9" style:family="text">
      <style:text-properties officeooo:rsid="0033de7d"/>
    </style:style>
    <style:style style:name="T10" style:family="text">
      <style:text-properties officeooo:rsid="00375adc"/>
    </style:style>
    <style:style style:name="T11" style:family="text">
      <style:text-properties officeooo:rsid="003a14b6"/>
    </style:style>
    <style:style style:name="T12" style:family="text">
      <style:text-properties officeooo:rsid="003caff4"/>
    </style:style>
    <style:style style:name="T13" style:family="text">
      <style:text-properties officeooo:rsid="0044dcb0"/>
    </style:style>
    <style:style style:name="T14" style:family="text">
      <style:text-properties officeooo:rsid="0045f802"/>
    </style:style>
    <style:style style:name="T15" style:family="text">
      <style:text-properties style:text-underline-style="solid" style:text-underline-width="auto" style:text-underline-color="font-color"/>
    </style:style>
    <style:style style:name="T16" style:family="text">
      <style:text-properties officeooo:rsid="0046088f"/>
    </style:style>
    <style:style style:name="T17" style:family="text">
      <style:text-properties officeooo:rsid="0047354a"/>
    </style:style>
    <style:style style:name="T18" style:family="text">
      <style:text-properties fo:font-weight="bold" style:font-weight-asian="bold" style:font-weight-complex="bold"/>
    </style:style>
    <style:style style:name="T19" style:family="text">
      <style:text-properties officeooo:rsid="0048a7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Ansible</text:p>
      <text:p text:style-name="P1"/>
      <text:p text:style-name="P42"><text:span text:style-name="T15">Présentation Ansible</text:span> </text:p>
      <text:p text:style-name="P6"/>
      <text:p text:style-name="P6"><text:span text:style-name="T16">Q</text:span>uelques pré-requis <text:span text:style-name="T16">indispensables</text:span>:</text:p>
      <text:p text:style-name="P5">- <text:span text:style-name="T16">Connaissances au moins basique des environnements GNU/Linux (notamment Debian en l’occurrence)</text:span></text:p>
      <text:p text:style-name="P45">- Savoir utiliser un shell (bash notamment)</text:p>
      <text:p text:style-name="P5">- <text:span text:style-name="T16">Savoir éditer un fichier avec un éditeur en mode texte (vim, nano, ed, emacs...)</text:span></text:p>
      <text:p text:style-name="P5">- <text:span text:style-name="T16">Savoir se connecter en SSH</text:span></text:p>
      <text:p text:style-name="P5"/>
      <text:p text:style-name="P5"/>
      <text:p text:style-name="P1">- Faire une couche sur SSH <text:span text:style-name="T2">(important)</text:span></text:p>
      <text:p text:style-name="P4">- Une petite couche sur sudo (Debian / CentOS)</text:p>
      <text:p text:style-name="P1">- Un peu yaml aussi</text:p>
      <text:p text:style-name="P1">- <text:span text:style-name="T4">Principe de fonctionnement d’Ansible</text:span></text:p>
      <text:p text:style-name="P1"/>
      <text:p text:style-name="P8">A quoi ça sert, Ansible ?</text:p>
      <text:p text:style-name="P24">(en effet, on peut exécuter rapidement des conteneurs avec Docker, et les Dockerfile permettent de créer des images correspondant finement à nos besoins en termes de configuration applicative) <text:span text:style-name="T11">cf GNU/Linux Magazine n°220 (Novembre 2018) =&gt; Ansible container (projet de la communauté Ansible : instanciation d‘un autre conteneur avec Ansible installé dessus, qui utilise la syntaxe ansible pour créer des images</text:span></text:p>
      <text:p text:style-name="P1"/>
      <text:p text:style-name="P7">Cours sur l’installation et la configuration Ansible :</text:p>
      <text:p text:style-name="P9">Basique :</text:p>
      <text:p text:style-name="P1">- installation sur le contrôleur <text:span text:style-name="T4">(famille RedHat, Debian, git clone, etc)</text:span></text:p>
      <text:p text:style-name="P1">- remplir le fichier hosts</text:p>
      <text:p text:style-name="P1">- commandes principales</text:p>
      <text:p text:style-name="P1">- les playbooks</text:p>
      <text:p text:style-name="P1"/>
      <text:p text:style-name="P9">Avancé :</text:p>
      <text:p text:style-name="P3">- <text:span text:style-name="T3">présentation détaillée des options du fichier de conf ansible</text:span></text:p>
      <text:p text:style-name="P3">- <text:span text:style-name="T3">présentation détaillée des modules ansible, ajouter des modules supplémentaires</text:span></text:p>
      <text:p text:style-name="P3">- les rôles avec ansible-galaxy</text:p>
      <text:p text:style-name="P3">- la sécurité avec ansible-vault</text:p>
      <text:p text:style-name="P3">- les variables</text:p>
      <text:p text:style-name="P3"/>
      <text:p text:style-name="P10">Annexes :</text:p>
      <text:p text:style-name="P11">- configuration d’une VM Windows via Ansible</text:p>
      <text:p text:style-name="P1">- <text:span text:style-name="T6">autres outils du genre : Puppet, Chef, Stack (</text:span><text:a xlink:type="simple" xlink:href="https://www.intigua.com/blog/puppet-vs.-chef-vs.-ansible-vs.-saltstack" text:style-name="Internet_20_link" text:visited-style-name="Visited_20_Internet_20_Link"><text:span text:style-name="T6">https://www.intigua.com/blog/puppet-vs.-chef-vs.-ansible-vs.-saltstack</text:span></text:a><text:span text:style-name="T6">)</text:span></text:p>
      <text:p text:style-name="P1">- <text:span text:style-name="T9">évoquer Ansible Tower (essayer la version gratos d’essai pourquoi pas)</text:span></text:p>
      <text:p text:style-name="P1"/>
      <text:p text:style-name="P35"/>
      <text:p text:style-name="P50">COURS</text:p>
      <text:p text:style-name="P15"/>
      <text:p text:style-name="P39">Présentation Ansible</text:p>
      <text:p text:style-name="P15"/>
      <text:p text:style-name="P15">Ansible est un outil <text:span text:style-name="T7">(sous licence libre) </text:span>de gestion pour la configuration de parc informatique (notamment serveurs : bare-metal, conteneurs, ou machines virtuelles), qui permet d’effectuer rapidement des déploiements logiciels, d’appliquer des configurations, voire même de provisionner des VM ou conteneurs, de manière « centralisée » (depuis un ou plusieurs nœuds « master »), <text:span text:style-name="T16">pour peu qu’un module adapté à la situation existe (et il en existe beaucoup : modules docker, modules AWS, etc.). </text:span></text:p>
      <text:p text:style-name="P15"/>
      <text:p text:style-name="P43"><text:span text:style-name="T16">Il s’agit d’une technologie très récente : Ansible a été écrit par </text:span>Michael DeHaan <text:span text:style-name="T16">en 2015, et acheté par Red Hat la même année (aujourd’hui Red Hat appartient à IBM). Red Hat commercialise Ansible Tower, qui offre une interface graphique à Ansible.</text:span></text:p>
      <text:p text:style-name="P15"/>
      <text:p text:style-name="P38"/>
      <text:p text:style-name="P38">Terminologie :</text:p>
      <text:p text:style-name="P38"/>
      <text:p text:style-name="P48"><text:span text:style-name="T18">Contrôleur :</text:span> une machine sur laquelle Ansible est installé, et qui est utilisée pour contrôler les hôtes cibles.</text:p>
      <text:p text:style-name="P48"><text:span text:style-name="T18">Cible, hôte, nœud :</text:span> une machine dont la configuration / le déploiement / les services sont gérés (à distance le plus souvent) par un contrôleur Ansible.</text:p>
      <text:p text:style-name="P49"><text:span text:style-name="T18">Inventaire :</text:span> l’ensemble des hôtes que doit contrôler un contrôleur Ansible. On le définit le plus souvent dans un fichier hosts, et il est possible de regrouper les hôtes en plusieurs groupes pour en faciliter la gestion.</text:p>
      <text:p text:style-name="P49"><text:span text:style-name="T18">Tâches :</text:span> les actions à effectuer sur un ou plusieurs hôtes, à la demande du contrôleur.</text:p>
      <text:p text:style-name="P49"><text:span text:style-name="T18">Modules :</text:span> les instructions spécifiques à Ansible appelées dans les tâches.</text:p>
      <text:p text:style-name="P15"/>
      <text:p text:style-name="P15"/>
      <text:p text:style-name="P39">Principes de fonctionnement :</text:p>
      <text:p text:style-name="P15"/>
      <text:p text:style-name="P47">Le modèle est dit « agent-less » : il n’y a pas d’agent ou de client à configurer sur les machines cibles, nous ne sommes pas dans un modèle client-serveur classique. Ansible envoie des instructions depuis un nœud de contrôle (sur lequel ansible doit être installé) vers des nœuds contrôlés via le protocole SSH, implémenté nativement sur la plupart des distributions GNU/Linux, BSD, etc. </text:p>
      <text:p text:style-name="P49">Ces instructions sont comprises et exécutées dans un environnement Python.</text:p>
      <text:p text:style-name="P47">Les nœuds cibles doivent <text:span text:style-name="T17">donc </text:span>seulement <text:span text:style-name="T17">avoir un serveur SSH et un environnement Pyhton.</text:span></text:p>
      <text:p text:style-name="P49">Le modèle n’est pas centralisé (même si son application peut l’être) : on peut très bien avoir X contrôleurs pour gérer <text:span text:style-name="T19">un même ensemble d’hôtes</text:span>.</text:p>
      <text:p text:style-name="P51">Principe d’idempotence (on en reparlera)</text:p>
      <text:p text:style-name="P49"/>
      <text:p text:style-name="P15"/>
      <text:p text:style-name="P40">Aparté sur SSH (Secure SHell)</text:p>
      <text:p text:style-name="P16">SSH est un protocole permettant de se connecter à un shell sur une machine distant, dans un canal chiffré (en général par AES 256). SSH est une architecture client serveur (exemple : serveur openssh-server sur une machine distante, client SSH Putty sur la machine Windows locale).<text:line-break/>La manière la plus classique de se connecter est d’utiliser un couple login/password, cependant certains serveurs SSH rejettent l’authentification par mot de passe (c’est souvent le cas pour la connexion au compte root), et n’autorisent qu’une authentification par clé.</text:p>
      <text:p text:style-name="P16"><text:soft-page-break/>Une clé SSH se compose de 2 fichiers : une clé publique et une clé privée (différents algorithmes de chiffrement permettent de générer ces clés, le plus commun est RSA). La clé publique doit être connue des machines distantes sur lesquelles on souhaite se connecter (par exemple, son contenu doit être présent dans le fichier ~/.ssh/authorized_keys du compte cible sur la machine cible), la clé privée ne doit pas être partagée. Elle peut être protégée par une passphrase mais c’est facultatif. <text:span text:style-name="T8">Ansible cherche par défaut à utiliser une clé SSH pour se connecter aux hôtes, mais peut utiliser une authentification par mot de passe (--ask-pass).</text:span></text:p>
      <text:p text:style-name="P16"/>
      <text:p text:style-name="P17"/>
      <text:p text:style-name="P41">Rôles <text:span text:style-name="T10">de connexion </text:span>Ansible</text:p>
      <text:p text:style-name="P52">Toute connexion SSH est une connexion sur un compte précis d’une machine précise (il s’agit simplement d’un shell distant). Il faut donc choisir avec soin sur quel compte on souhaite se connecter (compte avec des privilèges administrateur, ou non). C’est encore plus vrai dans le cas d’Ansible : on définit dans la configuration Ansible quel compte sur les hôtes distants sera utilisé par Ansible dans ses connexions SSH. Evidemment, utiliser </text:p>
      <text:p text:style-name="P41"/>
      <text:p text:style-name="P17">Il est déconseillé d’utiliser une connexion au compte root ou tout autre compte disposant de droits d’administration étendu (bien que ce soit faisable). Cela ne vaut pas que pour Ansible d’ailleurs.</text:p>
      <text:p text:style-name="P22">Lorsque l’on souhaite faire exécuter une commande nécessitant des droits d’administration à un hôte Ansible, il est possible d’utiliser --become (équivalent de sudo)</text:p>
      <text:p text:style-name="P17"/>
      <text:p text:style-name="P17">Utilisation basique Ansible</text:p>
      <text:p text:style-name="P17"/>
      <text:p text:style-name="P17">La première étape consiste donc à installer l’outil Ansible sur son poste (contrôleur), et à provisionner ou configurer des machines cibles.</text:p>
      <text:p text:style-name="P17">Une fois ceci fait, on peut tester que la machine cible est prête à recevoir des instructions par ansible. Le plus simple est la commande suivante :</text:p>
      <text:p text:style-name="P17">ansible -m ping machine_cible</text:p>
      <text:p text:style-name="P17"/>
      <text:p text:style-name="P18">Note : la première connexion SSH à un hôte s’accompagne d’un message demandant confirmation que l’on souhaite se connecter à cet hôte, que notre système ne « connaît » pas encore, c’est bien sûr aussi le cas avec Ansible.</text:p>
      <text:p text:style-name="P18"/>
      <text:p text:style-name="P23">Note sur Ansible – Docker :</text:p>
      <text:p text:style-name="P23">Bon nombre de modules ansible ou de commandes ansible applicables à des systèmes Linux communs (Debian) font appel à des commandes systemd (système d’init par défaut sur la plupart des distributions GNU/Linux depuis plusieurs années). C’est le cas par exemple pour ansible &lt;hôte&gt; -a reboot</text:p>
      <text:p text:style-name="P23">Or, traditionnellement, lorsque l’on instancie un conteneur docker à partir des images de ces distributions, on se contente de n’exécuter sommairement qu’un shell : docker run -it &lt;image&gt; &lt;shell&gt; (si on ne fait pas cela, le conteneur n’est pas persistent)<text:line-break/>Le PID 1 est bash ou sh, et pas systemd, donc pas de commandes systemd.</text:p>
      <text:p text:style-name="P23"/>
      <text:p text:style-name="P25">On peut se servir du projet dumb-init <text:a xlink:type="simple" xlink:href="https://github.com/Yelp/dumb-init" text:style-name="Internet_20_link" text:visited-style-name="Visited_20_Internet_20_Link">https://github.com/Yelp/dumb-init</text:a> <text:span text:style-name="T12">si on a juste besoin de passer des signaux au process shell (SIGTERM), si on veut systemd dans un conteneur Docker, c’est plus compliqué… </text:span><text:a xlink:type="simple" xlink:href="https://developers.redhat.com/blog/2014/05/05/running-systemd-within-docker-container/" text:style-name="Internet_20_link" text:visited-style-name="Visited_20_Internet_20_Link"><text:span text:style-name="T12">https://developers.redhat.com/blog/2014/05/05/running-systemd-within-docker-container/</text:span></text:a></text:p>
      <text:p text:style-name="P25"><text:a xlink:type="simple" xlink:href="https://developers.redhat.com/blog/2019/04/24/how-to-run-systemd-in-a-container/" text:style-name="Internet_20_link" text:visited-style-name="Visited_20_Internet_20_Link">https://developers.redhat.com/blog/2019/04/24/how-to-run-systemd-in-a-container/</text:a></text:p>
      <text:p text:style-name="P25"/>
      <text:p text:style-name="P25"/>
      <text:p text:style-name="P27">Les playbooks Ansible</text:p>
      <text:p text:style-name="P27"/>
      <text:p text:style-name="P27"><text:soft-page-break/>Les playbooks Ansible sont des fichiers (qui doivent suivre le formalisme yaml). Ils permettent de faire exécuter des instructions ansible de manière séquentielle ou même conditionnelle. Il s’agit en quelque sorte des scripts ansible.</text:p>
      <text:p text:style-name="P28">Les playbooks permettent donc de préparer une ou des configurations à appliquer sur plusieurs hôtes (il faut préciser sur quels hôtes ou groupes d’hôtes au sein même du playbook)</text:p>
      <text:p text:style-name="P28"/>
      <text:p text:style-name="P29">Les playbooks permettent l’utilisation de variables</text:p>
      <text:p text:style-name="P30">priorité des variables selon l’endroit où elles sont définies</text:p>
      <text:p text:style-name="P30">On peut les définir dynamiquement avec l’instruction register</text:p>
      <text:p text:style-name="P30"/>
      <text:p text:style-name="P32">ansible-vault permet de chiffrer (AES256) les playbooks, ce qui est très pratique si on met ses playbooks sur un repo public (gitlab, github, etc). En réalité, chiffrer tout le playbook ne serait pas très efficient, on va simplement déporter les informations sensibles du playbook dans un autre fichier yaml qui sera chiffré. ansible-vault encrypt fichier.yaml / ansible-vault decrypt fichier.yaml</text:p>
      <text:p text:style-name="P32">Un mot de passe est demandé.</text:p>
      <text:p text:style-name="P32">On peut aussi chiffrer seulement une chaîne de caractères ansible-vault encrypt_string ‘blablabla’ --name ‘variable’</text:p>
      <text:p text:style-name="P32">On peut alors simplement mettre dans le playbook le résultat chiffré.</text:p>
      <text:p text:style-name="P30"/>
      <text:p text:style-name="P30">les <text:span text:style-name="T13">H</text:span>andlers (exécution conditionnelle) <text:span text:style-name="T14">sont à placer à la fin du playbook, et ne seront exécutés que si une tâche précédente lui a envoyé un notify</text:span></text:p>
      <text:p text:style-name="P25"/>
      <text:p text:style-name="P26">Le<text:span text:style-name="T13">s</text:span> module<text:span text:style-name="T13">s</text:span> ansible docker : <text:span text:style-name="T13">permettent de créer des conteneurs docker sur l’hôte (nécessite des dépendances supplémentaires en python, installables via pip : docker-py)</text:span></text:p>
      <text:p text:style-name="P26">ansible local -m docker_container -a "name=localtest image=alpine"</text:p>
      <text:p text:style-name="P26"/>
      <text:p text:style-name="P31">Il y a un module ansible pour docker compose</text:p>
      <text:p text:style-name="P17"/>
      <text:p text:style-name="P7"/>
      <text:p text:style-name="P36">Exercices pratiques</text:p>
      <text:p text:style-name="P2">Outillage : accès shell distant, éditeur yaml</text:p>
      <text:p text:style-name="P1"/>
      <text:p text:style-name="P1">Environnement : chaque stagiaire a accès à 3 machines ou plus : un contrôleur et 2+ workers (et le formateur a accès à tout) =&gt; regarder si on peut utiliser instantbox pour mettre en place tout ça rapidement, <text:span text:style-name="T1">ou alors scripter le déploiement de X conteneurs LXC à la proxmox, avec Reverse Proxy déjà préparé :</text:span></text:p>
      <text:p text:style-name="P4">Déploiement à la volée de 15 CT </text:p>
      <text:p text:style-name="P1"/>
      <text:p text:style-name="P3">(éventuellement, s’il y a du WSL ou de la VM debian locale, le master restera en local et les autres machines seront les workers)</text:p>
      <text:p text:style-name="P1">Les <text:span text:style-name="T1">workers</text:span> sont sous CentOS / Debian (mélange <text:span text:style-name="T1">hétér</text:span>ogène)</text:p>
      <text:p text:style-name="P1"/>
      <text:p text:style-name="P14">Environnement mieux : les postes sont tous des Debian.</text:p>
      <text:p text:style-name="P14">- installation de docker-ce si ce n’est déjà fait</text:p>
      <text:p text:style-name="P14">- installation d’ansible</text:p>
      <text:p text:style-name="P14">- génération d’une paire de clés SSH</text:p>
      <text:p text:style-name="P14">- instanciation de X conteneurs (debian, centOS, alpine) avec des images pré-configurées pour utilisation d’Ansible (clé SSH, serveur SSH installé) =&gt; faire des dockerfile et build les images</text:p>
      <text:p text:style-name="P1"/>
      <text:p text:style-name="P1"/>
      <text:p text:style-name="P1"/>
      <text:p text:style-name="P3">Quelques travaux pratiques :</text:p>
      <text:p text:style-name="P3"/>
      <text:p text:style-name="P3">Basique :</text:p>
      <text:p text:style-name="P3">Configurer Ansible sur le master, vérifier les connexions SSH, sécuriser la liaison master → workers, remplir son fichier hosts de façon logique</text:p>
      <text:p text:style-name="P3">Effectuer quelques commandes ansible avec les modules principaux (contrôle des hosts, actions basiques, utilisation de become pour actions admin…)</text:p>
      <text:p text:style-name="P3">Ecrire quelques playbooks simples (installation d’apache et démarrage du service par exemple), les vérifier et les exécuter</text:p>
      <text:p text:style-name="P1"/>
      <text:p text:style-name="P5">Avancé :</text:p>
      <text:p text:style-name="P5">Préparer ce qu’il faut pour déployer une appli java dans un tomcat sur des environnements hétérogènes (tomcat + apache + appli + différentes config) en utilisant tous les outils présentés dans la section Avancé</text:p>
      <text:p text:style-name="P1"/>
      <text:p text:style-name="P1"/>
      <text:p text:style-name="P1"/>
      <text:p text:style-name="P2">La config sur le master : installation d’ansible, configuration dans les fichiers hosts et ansible.cfg</text:p>
      <text:p text:style-name="P2"/>
      <text:p text:style-name="P2">La config sur les workers : configuration SSH, création d’un rôle dédié avec droits sudo sans mots de passe et connexion uniquement par clé SSH <text:span text:style-name="T1">(penser à désactiver la connexion par mot de passe pour le compte utilisé par ansible)</text:span></text:p>
      <text:p text:style-name="P2"/>
      <text:p text:style-name="P2"/>
      <text:p text:style-name="P33">Idées TP :</text:p>
      <text:p text:style-name="P12"/>
      <text:p text:style-name="P12">Premier TP : utilisation basique d’Ansible : les prérequis</text:p>
      <text:p text:style-name="P12">- lancer des conteneurs Docker : mariadb (*2), postgres (*2), debian… Au lancement, s’assurer de placer la clé publique du contrôleur dans /home/ansible/.ssh/authorized_keys, s’assurer aussi que l’hôte peut communiquer avec les conteneurs sur un réseau local et sur les ports adéquats (peut-être qu’il faut créer une interface réseau virtuelle au préalable) : SSH, mariadb...</text:p>
      <text:p text:style-name="P12">- mettre les conteneurs dans des groupes Ansible pertinents (postgres, mariadb, database, etc.)</text:p>
      <text:p text:style-name="P12">- faire qqs petites commandes pour regarder que tout va bien (ansible -m ping, etc)</text:p>
      <text:p text:style-name="P12">- bonus : mettre les 2 ct mariadb en réplication temps réel</text:p>
      <text:p text:style-name="P12"/>
      <text:p text:style-name="P12">- <text:span text:style-name="T5">Rq : on peut utiliser les modules docker d’Ansible</text:span></text:p>
      <text:p text:style-name="P12"/>
      <text:p text:style-name="P12"/>
      <text:p text:style-name="P22">Chronologiquement :</text:p>
      <text:p text:style-name="P22">Un petit TP (exos) avec setup basique et exécutions de commandes ansible de base</text:p>
      <text:p text:style-name="P22"/>
      <text:p text:style-name="P22">Un TP qui utilise des modules ansible (cluster de BDD par ex), à gérer avec des playbooks plutôt qu’avec des commandes exécutées séquentiellement</text:p>
      <text:p text:style-name="P22"/>
      <text:p text:style-name="P22">Un TP pour créer ses rôles Ansible</text:p>
      <text:p text:style-name="P12"/>
      <text:p text:style-name="P21">Utiliser le rôle Ansible pour squash de Deveryware</text:p>
      <text:p text:style-name="P21"/>
      <text:p text:style-name="P34">Ressources :</text:p>
      <text:p text:style-name="P13"/>
      <text:p text:style-name="P13">modules docker pour Ansible : <text:a xlink:type="simple" xlink:href="https://docs.ansible.com/ansible/latest/modules/docker_container_module.html" text:style-name="Internet_20_link" text:visited-style-name="Visited_20_Internet_20_Link"><text:span text:style-name="T5">https://docs.ansible.com/ansible/latest/modules/docker_container_module.html</text:span></text:a></text:p>
      <text:p text:style-name="P13"/>
      <text:p text:style-name="P13">RTD Ansible : <text:a xlink:type="simple" xlink:href="https://docs.ansible.com/ansible/latest/installation_guide/intro_configuration.html" text:style-name="Internet_20_link" text:visited-style-name="Visited_20_Internet_20_Link">https://docs.ansible.com/ansible/latest/installation_guide/intro_configuration.html</text:a></text:p>
      <text:p text:style-name="P13"/>
      <text:p text:style-name="P19">Tutos Ansible : <text:a xlink:type="simple" xlink:href="https://www.ansibletutorials.com/" text:style-name="Internet_20_link" text:visited-style-name="Visited_20_Internet_20_Link">https://www.ansibletutorials.com/</text:a></text:p>
      <text:p text:style-name="P19"/>
      <text:p text:style-name="P20">Liste des modules Ansible : <text:a xlink:type="simple" xlink:href="https://docs.ansible.com/ansible/latest/modules/modules_by_category.html" text:style-name="Internet_20_link" text:visited-style-name="Visited_20_Internet_20_Link">https://docs.ansible.com/ansible/latest/modules/modules_by_category.html</text:a></text:p>
      <text:p text:style-name="P20"/>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Goethals</meta:initial-creator>
    <meta:creation-date>2019-05-07T16:57:35.973000000</meta:creation-date>
    <dc:date>2019-07-31T18:03:39.354000000</dc:date>
    <dc:creator>Alexandre Goethals</dc:creator>
    <meta:editing-duration>PT19H41M2S</meta:editing-duration>
    <meta:editing-cycles>32</meta:editing-cycles>
    <meta:generator>LibreOffice/5.4.4.2$Windows_X86_64 LibreOffice_project/2524958677847fb3bb44820e40380acbe820f960</meta:generator>
    <meta:document-statistic meta:table-count="0" meta:image-count="0" meta:object-count="0" meta:page-count="7" meta:paragraph-count="113" meta:word-count="1899" meta:character-count="12413" meta:non-whitespace-character-count="10624"/>
  </office:meta>
</office:document-meta>
</file>